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3" style:family="paragraph" style:parent-style-name="Heading" style:master-page-name="Convert_20_1">
      <style:paragraph-properties style:page-number="auto"/>
    </style:style>
    <style:style style:name="P24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fo:color="#000000" fo:font-style="normal" style:font-style-asian="normal"/>
    </style:style>
    <style:style style:name="P27" style:family="paragraph" style:parent-style-name="Text_20_body">
      <style:text-properties officeooo:rsid="0028ae67" officeooo:paragraph-rsid="0028ae67"/>
    </style:style>
    <style:style style:name="P28" style:family="paragraph" style:parent-style-name="Heading_20_1">
      <style:paragraph-properties fo:orphans="2" fo:widows="2"/>
    </style:style>
    <style:style style:name="P29" style:family="paragraph" style:parent-style-name="Standard">
      <style:text-properties officeooo:rsid="002825bf" officeooo:paragraph-rsid="002825bf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8ae67"/>
    </style:style>
    <style:style style:name="T8" style:family="text">
      <style:text-properties officeooo:rsid="0029fbef"/>
    </style:style>
    <style:style style:name="T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stema de Apoyo a los Puntos Limpios</text:p>
      <text:p text:style-name="P24">User Story Specification: <text:span text:style-name="T8">Registrar Vecino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1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1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P29"/>
      <text:p text:style-name="P27">Como <text:span text:style-name="T8">vecino quiero registrarme en el sistema para poder reciclar.</text:span>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8">Que no se haya registrado anteriormente.</text:span></text:p>
      <text:p text:style-name="P18">- <text:span text:style-name="T8">Verificar los datos ingresados por parte del vecino, a partir de los registros de la municipal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9fbef"/>
    </style:style>
    <style:style style:name="MT2" style:family="text">
      <style:text-properties officeooo:rsid="001f72fa"/>
    </style:style>
    <style:style style:name="MT3" style:family="text">
      <style:text-properties officeooo:rsid="0028ae67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Registrar Vecino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11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21:40.934041924</dc:date>
    <meta:editing-cycles>13</meta:editing-cycles>
    <meta:editing-duration>PT42M56S</meta:editing-duration>
    <meta:generator>LibreOffice/5.1.6.2$Linux_X86_64 LibreOffice_project/10m0$Build-2</meta:generator>
    <meta:document-statistic meta:table-count="3" meta:image-count="0" meta:object-count="0" meta:page-count="4" meta:paragraph-count="30" meta:word-count="96" meta:character-count="625" meta:non-whitespace-character-count="545"/>
  </office:meta>
</office:document-meta>
</file>